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04-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: Chickadee wins the first scoreboard season on a goal diff tiebreak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2020-04-1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ult: Oriole wins season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</table:table-row>
        <table:table-row table:style-name="ro1">
          <table:table-cell office:value-type="string" calcext:value-type="string">
            <text:p>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06:57:16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0-04-11T10:54:53.373000000</dc:date>
    <meta:editing-duration>P2DT23H26M31S</meta:editing-duration>
    <meta:editing-cycles>10</meta:editing-cycles>
    <meta:document-statistic meta:table-count="2" meta:cell-count="534" meta:object-count="0"/>
  </office:meta>
</office:document-meta>
</file>